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 style:list-style-name=""/>
    <style:style style:name="P2" style:family="paragraph" style:parent-style-name="Standard" style:list-style-name=""/>
    <style:style style:name="P3" style:family="paragraph" style:parent-style-name="Standard" style:list-style-name="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ietzsche</text:p>
      <text:h text:style-name="Heading_20_1" text:outline-level="1">Against Reason</text:h>
      <text:p text:style-name="Standard">Open criticism of enlightenment and associated christian civilisation </text:p>
      <text:h text:style-name="Heading_20_2" text:outline-level="2">Reason not regarded as basis for harmonious existence</text:h>
      <text:p text:style-name="Standard">harmony not reachable or desirable </text:p>
      <text:h text:style-name="Heading_20_3" text:outline-level="3">undermines ability to achieve noble life</text:h>
      <text:h text:style-name="Heading_20_2" text:outline-level="2">humans to struggle and overcome own limitation of existance</text:h>
      <text:h text:style-name="Heading_20_3" text:outline-level="3">rejection of higher order / transcendental foundations</text:h>
      <text:h text:style-name="Heading_20_2" text:outline-level="2">acceptance of life in the here and now</text:h>
      <text:h text:style-name="Heading_20_3" text:outline-level="3">e.g. pain / suffering as permanent part of life</text:h>
      <text:h text:style-name="Heading_20_2" text:outline-level="2">iconoclastic views</text:h>
      <text:h text:style-name="Heading_20_3" text:outline-level="3">philosophizing with a hammer</text:h>
      <text:h text:style-name="Heading_20_2" text:outline-level="2">"being untimely"</text:h>
      <text:h text:style-name="Heading_20_3" text:outline-level="3">'ecco homo'</text:h>
      <text:h text:style-name="Heading_20_3" text:outline-level="3">not responding to needs of his time</text:h>
      <text:h text:style-name="Heading_20_2" text:outline-level="2">religion as nihilistic - leading to a meaningless existence</text:h>
      <text:p text:style-name="Standard">neither religion / reason can grasp 'basic elements' 'first principles' because there are not any! - constant flux </text:p>
      <text:h text:style-name="Heading_20_3" text:outline-level="3">god is dead - no further belief in existential deity</text:h>
      <text:h text:style-name="Heading_20_3" text:outline-level="3">'beyond good and evil'</text:h>
      <text:h text:style-name="Heading_20_2" text:outline-level="2">premises for this argument</text:h>
      <text:h text:style-name="Heading_20_3" text:outline-level="3">disputed claims to truth of religion and philosophy</text:h>
      <text:p text:style-name="Standard">idea of 'real world' beyond our reach disputed. </text:p>
      <text:h text:style-name="P1" text:outline-level="4"><text:soft-page-break/>tendency to deposit two worlds</text:h>
      <text:h text:style-name="P1" text:outline-level="5">what is the truth of the world as we experience it? anyway... it can't be found so don't spend too much time on it</text:h>
      <text:p text:style-name="Standard">denigration of experience / world </text:p>
      <text:h text:style-name="P1" text:outline-level="5">'Two Worlds'</text:h>
      <text:h text:style-name="P1" text:outline-level="6">a misunderstanding, a denial,</text:h>
      <text:p text:style-name="Standard">cold calculation of reason a tyrant. abolishes experience to tell us that they are not real. </text:p>
      <text:h text:style-name="P1" text:outline-level="4">truth is invented by humans</text:h>
      <text:p text:style-name="Standard">language and grammar: a system of signs that refer to a separate independent world </text:p>
      <text:h text:style-name="P1" text:outline-level="5">bound up with language, culture, perspective</text:h>
      <text:h text:style-name="P1" text:outline-level="5">different representations to ourselves</text:h>
      <text:h text:style-name="P1" text:outline-level="5">attribution of causes to people / events in order to explain them</text:h>
      <text:h text:style-name="P1" text:outline-level="4">metaphysics of language</text:h>
      <text:p text:style-name="Standard">language brings us to a false (re)discover of what is out there when it is already there.... </text:p>
      <text:h text:style-name="P1" text:outline-level="5">truth through the tools to look at the world</text:h>
      <text:h text:style-name="P1" text:outline-level="4">'god is dead'</text:h>
      <text:h text:style-name="P1" text:outline-level="5">because religion can no longer reveal to us truths of the world</text:h>
      <text:p text:style-name="Standard">e.g. Darwin, science etc; not made in image; narrative fiction rather than a worldly truth </text:p>
      <text:h text:style-name="P1" text:outline-level="5">as Moderns we are aware of multiple truths?</text:h>
      <text:h text:style-name="P1" text:outline-level="5">blind faith is no answer</text:h>
      <text:h text:style-name="Heading_20_3" text:outline-level="3">criticism of morality</text:h>
      <text:h text:style-name="P1" text:outline-level="4">what is good and bad?</text:h>
      <text:h text:style-name="P1" text:outline-level="4">moral claims are misleading</text:h>
      <text:p text:style-name="Standard">not inherent </text:p>
      <text:h text:style-name="P1" text:outline-level="4">there is no incontestable basis of morality</text:h>
      <text:h text:style-name="P1" text:outline-level="5">assertions of...</text:h>
      <text:h text:style-name="P1" text:outline-level="4">good and bad refer to things (originally) to preserve ourselves</text:h>
      <text:h text:style-name="P1" text:outline-level="4">'human, all too human'</text:h>
      <text:h text:style-name="P1" text:outline-level="5">the origins of values forgotten in the desire of self-preservation</text:h>
      <text:h text:style-name="P1" text:outline-level="5">modern morality is self-empowerment through morality; a slight and ineffectual morality</text:h>
      <text:h text:style-name="P1" text:outline-level="4">'trans-valuation of morals' </text:h>
      <text:p text:style-name="Standard">what was good and what is bad has been confused. </text:p>
      <text:p text:style-name="Standard">good morals from the positively defined dominate people; bad morals from the negatively defined subordinate </text:p>
      <text:p text:style-name="Standard">the above inverted gave us slave morality. </text:p>
      <text:h text:style-name="P1" text:outline-level="5">Nobel values of the strong are now regarded as despicable</text:h>
      <text:h text:style-name="P1" text:outline-level="5">abandon idea of real world, the apparent world is no longer as superficial as it seems</text:h>
      <text:p text:style-name="Standard">beyond simple classification of good/bad morality </text:p>
      <text:h text:style-name="Heading_20_1" text:outline-level="1">The Will to Power and the Superman</text:h>
      <text:p text:style-name="Standard">'...a YES to life...' </text:p>
      <text:h text:style-name="Heading_20_2" text:outline-level="2"><text:soft-page-break/>humanity to overcome themselves</text:h>
      <text:h text:style-name="Heading_20_3" text:outline-level="3">against the levelling and moral sameness ideas of Marx etc</text:h>
      <text:h text:style-name="Heading_20_3" text:outline-level="3">reject the herd instinct</text:h>
      <text:h text:style-name="Heading_20_2" text:outline-level="2">meritocratic elitist view of empowerment</text:h>
      <text:h text:style-name="Heading_20_2" text:outline-level="2">The Will to Power</text:h>
      <text:h text:style-name="Heading_20_3" text:outline-level="3">humanity not reducible (id/ego, subject etc)</text:h>
      <text:h text:style-name="Heading_20_3" text:outline-level="3">empowerment not evolutionary principle; an urge to overcome and renew</text:h>
      <text:h text:style-name="Heading_20_3" text:outline-level="3">not FOR power</text:h>
      <text:h text:style-name="Heading_20_3" text:outline-level="3">vital principle of life</text:h>
      <text:h text:style-name="Heading_20_2" text:outline-level="2">The Superman</text:h>
      <text:p text:style-name="Standard">übermench: the personification of a cultural trait? a more noble way of living. </text:p>
      <text:h text:style-name="Heading_20_3" text:outline-level="3">overcome ordinary human limitations</text:h>
      <text:h text:style-name="P1" text:outline-level="4">future world in which humans have escaped conventional morality</text:h>
      <text:h text:style-name="P1" text:outline-level="4">not related to self-interested ego-centric</text:h>
      <text:h text:style-name="Heading_20_3" text:outline-level="3">there will still be the herd; cud-chewing</text:h>
      <text:h text:style-name="Heading_20_3" text:outline-level="3">noble; beyond conventional morality</text:h>
      <text:h text:style-name="Heading_20_3" text:outline-level="3">a standard of judgement; how to judge ourselves</text:h>
      <text:h text:style-name="Heading_20_1" text:outline-level="1"><text:soft-page-break/>Nietzsche and Politics</text:h>
      <text:h text:style-name="Heading_20_2" text:outline-level="2">an irrational? dumping reason for exultation of power</text:h>
      <text:h text:style-name="Heading_20_3" text:outline-level="3">incorporation into Nazism</text:h>
      <text:h text:style-name="Heading_20_3" text:outline-level="3">Though he himself was opposed to nationalism and its self-referentiality; was also not an anti-Semitic</text:h>
      <text:h text:style-name="Heading_20_2" text:outline-level="2">influential to Foucault</text:h>
      <text:h text:style-name="Heading_20_3" text:outline-level="3">rejection of metaphysics</text:h>
      <text:h text:style-name="Heading_20_3" text:outline-level="3">forbearer of post-modernism?</text:h>
      <text:p text:style-name="Standard">democracy and rejection of hierarchy's of the past </text:p>
      <text:h text:style-name="Heading_20_2" text:outline-level="2">feminists...</text:h>
      <text:h text:style-name="Heading_20_3" text:outline-level="3">politics of liberation</text:h>
      <text:h text:style-name="Heading_20_3" text:outline-level="3">i.e. there are no received ideas, conventions are imposed on us</text:h>
      <text:h text:style-name="Heading_20_2" text:outline-level="2">Derrida</text:h>
      <text:h text:style-name="Heading_20_3" text:outline-level="3">language is not a mirror on the world</text:h>
      <text:h text:style-name="Heading_20_2" text:outline-level="2">libertarian?</text:h>
      <text:h text:style-name="Heading_20_3" text:outline-level="3">although interested in the liberation of the strong</text:h>
      <text:h text:style-name="Heading_20_2" text:outline-level="2">abandonment of universal reason</text:h>
      <text:h text:style-name="Heading_20_3" text:outline-level="3">positive conclusion?</text:h>
      <text:h text:style-name="Heading_20_3" text:outline-level="3">negative conclusion?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4" meta:paragraph-count="95" meta:word-count="685" meta:character-count="4200"/>
    <dc:date>2011-01-25T19:32:36</dc:date>
    <dc:creator>Rob Dyke</dc:creator>
    <meta:editing-duration>PT00H02M53S</meta:editing-duration>
    <meta:editing-cycles>1</meta:editing-cycles>
    <meta:generator>OpenOffice.org/3.2$Unix OpenOffice.org_project/320m12$Build-9483</meta:generator>
  </office:meta>
</office:document-meta>
</file>